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opacity="0%" draw:fill="solid" draw:fill-color="#ff0000" draw:opacity="7%" draw:opacity-name="" draw:textarea-vertical-align="middle"/>
    </style:style>
    <style:style style:name="gr2" style:family="graphic" style:parent-style-name="objectwithoutfill">
      <style:graphic-properties svg:stroke-opacity="0%" draw:fill="solid" draw:fill-color="#00ff00" draw:opacity="8%" draw:textarea-vertical-align="middle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marker-end="Arrow" draw:fill="solid" draw:textarea-vertical-align="middle"/>
    </style:style>
    <style:style style:name="gr7" style:family="graphic" style:parent-style-name="objectwithoutfill">
      <style:graphic-properties draw:stroke="dash" draw:stroke-dash="Fine_20_Dashed" svg:stroke-color="#939393" draw:fill="solid" draw:textarea-vertical-align="middle"/>
    </style:style>
    <style:style style:name="gr8" style:family="graphic" style:parent-style-name="objectwithoutfill">
      <style:graphic-properties svg:stroke-color="#a5a5a5" draw:fill="solid" draw:textarea-vertical-align="middle"/>
    </style:style>
    <style:style style:name="P1" style:family="paragraph">
      <loext:graphic-properties draw:fill="solid" draw:fill-color="#ff0000" draw:opacity="7%"/>
      <style:paragraph-properties fo:text-align="center"/>
    </style:style>
    <style:style style:name="P2" style:family="paragraph">
      <loext:graphic-properties draw:fill="solid" draw:fill-color="#00ff00" draw:opacity="8%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8.491cm" svg:height="3.806cm" draw:transform="skewX (1.15216573326326E-016) rotate (-0.568453737374553) translate (1.13686837721616E-016cm 1.482cm)" svg:viewBox="0 0 8492 3807" draw:points="15,23 8492,23 2432,3807 0,0 7,11">
          <text:p/>
        </draw:polygon>
        <draw:polygon draw:style-name="gr2" draw:text-style-name="P2" draw:layer="layout" svg:width="9.972cm" svg:height="5.601cm" draw:transform="skewX (-6.66736615860796E-017) rotate (-0.570373599551747) translate (2.3323381707401cm -3.63578107471139cm)" svg:viewBox="0 0 9973 5602" draw:points="806,5575 9154,5576 9973,5050 6734,0 0,4320 823,5602">
          <text:p/>
        </draw:polygon>
        <draw:custom-shape draw:style-name="gr3" draw:text-style-name="P3" draw:layer="layout" svg:width="0.206cm" svg:height="0.206cm" svg:x="3.492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measurelines" svg:width="0.502cm" svg:height="1.187cm" svg:x="4.096cm" svg:y="4.474cm">
          <draw:text-box>
            <text:p/>
          </draw:text-box>
        </draw:frame>
        <draw:frame draw:style-name="gr5" draw:text-style-name="P5" draw:layer="measurelines" svg:width="0.517cm" svg:height="0.47cm" svg:x="3.119cm" svg:y="3.8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6" draw:layer="layout" svg:x1="3.601cm" svg:y1="3.819cm" svg:x2="5.642cm" svg:y2="0.331cm">
          <text:p/>
        </draw:line>
        <draw:frame draw:style-name="gr5" draw:text-style-name="P5" draw:layer="measurelines" svg:width="0.441cm" svg:height="0.47cm" svg:x="3.896cm" svg:y="1.9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" draw:text-style-name="P3" draw:layer="layout" svg:width="0.206cm" svg:height="0.206cm" svg:x="5.927cm" svg:y="3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measurelines" svg:width="0.484cm" svg:height="0.47cm" svg:x="6.031cm" svg:y="3.3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7" draw:text-style-name="P6" draw:layer="layout" svg:x1="0cm" svg:y1="1.502cm" svg:x2="7.276cm" svg:y2="6.151cm">
          <text:p/>
        </draw:line>
        <draw:line draw:style-name="gr8" draw:text-style-name="P6" draw:layer="layout" svg:x1="3.925cm" svg:y1="3.966cm" svg:x2="4.142cm" svg:y2="3.608cm">
          <text:p/>
        </draw:line>
        <draw:line draw:style-name="gr8" draw:text-style-name="P6" draw:layer="layout" svg:x1="3.858cm" svg:y1="3.422cm" svg:x2="4.142cm" svg:y2="3.6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8-04T11:19:43.070119195</dc:date>
    <meta:editing-duration>PT27M52S</meta:editing-duration>
    <meta:editing-cycles>11</meta:editing-cycles>
    <meta:generator>LibreOffice/6.0.7.3$Linux_X86_64 LibreOffice_project/00m0$Build-3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